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3B000000A0C7AE5EFE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cm" draw:marker-start-width="0.15cm" draw:marker-end-width="0.15cm" draw:fill="none" draw:textarea-horizontal-align="center" draw:textarea-vertical-align="middle" fo:padding-top="0.125cm" fo:padding-bottom="0.125cm" fo:padding-left="0.25cm" fo:padding-right="0.25cm" draw:shadow="hidden"/>
    </style:style>
    <style:style style:name="gr3" style:family="graphic" style:parent-style-name="standard">
      <style:graphic-properties draw:stroke="none" draw:fill="none" draw:fill-color="#ffffff" draw:auto-grow-width="true" fo:min-height="0.952cm" fo:min-width="0.212cm"/>
    </style:style>
    <style:style style:name="gr4" style:family="graphic" style:parent-style-name="objectwithoutfill">
      <style:graphic-properties svg:stroke-width="0.5cm" svg:stroke-color="#ff3333" draw:marker-start-width="0.9cm" draw:marker-end-width="0.9cm" draw:fill="none" draw:textarea-horizontal-align="center" draw:textarea-vertical-align="middle" fo:padding-top="0.375cm" fo:padding-bottom="0.375cm" fo:padding-left="0.5cm" fo:padding-right="0.5cm" draw:shadow="hidden"/>
    </style:style>
    <style:style style:name="gr5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785cm" fo:padding-top="0.175cm" fo:padding-bottom="0.175cm" fo:padding-left="0.3cm" fo:padding-right="0.3cm" draw:shadow="hidden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text-properties fo:font-size="2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ai Köster und Erik Svenonius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7.5cm" svg:height="3.232cm" svg:x="20cm" svg:y="0.268cm">
          <draw:image xlink:href="Pictures/100000000000013B000000A0C7AE5EFE.jpg" xlink:type="simple" xlink:show="embed" xlink:actuate="onLoad">
            <text:p/>
          </draw:image>
        </draw:frame>
        <draw:line draw:style-name="gr2" draw:text-style-name="P1" draw:layer="layout" svg:x1="-0.5cm" svg:y1="2.9cm" svg:x2="29.5cm" svg:y2="2.9cm">
          <text:p/>
        </draw:line>
        <draw:frame draw:style-name="gr3" draw:text-style-name="P2" draw:layer="layout" svg:width="6.196cm" svg:height="1.202cm" svg:x="1.304cm" svg:y="1cm">
          <draw:text-box>
            <text:p text:style-name="P2"><text:author-name text:fixed="false"> </text:author-name>Softwareverifikation</text:p>
          </draw:text-box>
        </draw:frame>
        <draw:line draw:style-name="gr4" draw:text-style-name="P1" draw:layer="layout" svg:x1="1cm" svg:y1="0.2cm" svg:x2="1cm" svg:y2="2.7cm">
          <text:p/>
        </draw:line>
        <draw:frame draw:style-name="gr5" draw:text-style-name="P3" draw:layer="layout" svg:width="22cm" svg:height="4.135cm" svg:x="3.5cm" svg:y="8.366cm">
          <draw:text-box>
            <text:p text:style-name="P3"><text:span text:style-name="T1">Round-Robin-Scheduler</text:span></text:p>
            <text:p text:style-name="P3"><text:span text:style-name="T1">mit Dafn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7.5cm" svg:height="3.232cm" svg:x="20cm" svg:y="0.268cm">
          <draw:image xlink:href="Pictures/100000000000013B000000A0C7AE5EFE.jpg" xlink:type="simple" xlink:show="embed" xlink:actuate="onLoad">
            <text:p/>
          </draw:image>
        </draw:frame>
        <draw:line draw:style-name="gr2" draw:text-style-name="P1" draw:layer="layout" svg:x1="-0.5cm" svg:y1="2.9cm" svg:x2="29.5cm" svg:y2="2.9cm">
          <text:p/>
        </draw:line>
        <draw:frame draw:style-name="gr3" draw:text-style-name="P2" draw:layer="layout" svg:width="6.196cm" svg:height="1.202cm" svg:x="1.304cm" svg:y="1cm">
          <draw:text-box>
            <text:p text:style-name="P2"><text:author-name text:fixed="false"> </text:author-name>Softwareverifikation</text:p>
          </draw:text-box>
        </draw:frame>
        <draw:line draw:style-name="gr4" draw:text-style-name="P1" draw:layer="layout" svg:x1="1cm" svg:y1="0.2cm" svg:x2="1cm" svg:y2="2.7cm">
          <text:p/>
        </draw:lin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7.5cm" svg:height="3.232cm" svg:x="20cm" svg:y="0.268cm">
          <draw:image xlink:href="Pictures/100000000000013B000000A0C7AE5EFE.jpg" xlink:type="simple" xlink:show="embed" xlink:actuate="onLoad">
            <text:p/>
          </draw:image>
        </draw:frame>
        <draw:line draw:style-name="gr2" draw:text-style-name="P1" draw:layer="layout" svg:x1="-0.5cm" svg:y1="2.9cm" svg:x2="29.5cm" svg:y2="2.9cm">
          <text:p/>
        </draw:line>
        <draw:frame draw:style-name="gr3" draw:layer="layout" svg:width="6.196cm" svg:height="1.202cm" svg:x="1.304cm" svg:y="1cm">
          <draw:text-box>
            <text:p><text:author-name text:fixed="false"> </text:author-name>Softwareverifikation</text:p>
          </draw:text-box>
        </draw:frame>
        <draw:line draw:style-name="gr4" draw:text-style-name="P1" draw:layer="layout" svg:x1="1cm" svg:y1="0.2cm" svg:x2="1cm" svg:y2="2.7cm">
          <text:p/>
        </draw:lin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7.5cm" svg:height="3.232cm" svg:x="20cm" svg:y="0.268cm">
          <draw:image xlink:href="Pictures/100000000000013B000000A0C7AE5EFE.jpg" xlink:type="simple" xlink:show="embed" xlink:actuate="onLoad">
            <text:p/>
          </draw:image>
        </draw:frame>
        <draw:line draw:style-name="gr2" draw:text-style-name="P1" draw:layer="layout" svg:x1="-0.5cm" svg:y1="2.9cm" svg:x2="29.5cm" svg:y2="2.9cm">
          <text:p/>
        </draw:line>
        <draw:frame draw:style-name="gr3" draw:layer="layout" svg:width="6.196cm" svg:height="1.202cm" svg:x="1.304cm" svg:y="1cm">
          <draw:text-box>
            <text:p><text:author-name text:fixed="false"> </text:author-name>Softwareverifikation</text:p>
          </draw:text-box>
        </draw:frame>
        <draw:line draw:style-name="gr4" draw:text-style-name="P1" draw:layer="layout" svg:x1="1cm" svg:y1="0.2cm" svg:x2="1cm" svg:y2="2.7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2M47S</meta:editing-duration>
    <meta:editing-cycles>3</meta:editing-cycles>
    <meta:generator>OpenOffice/4.1.1$Win32 OpenOffice.org_project/411m6$Build-9775</meta:generator>
    <dc:date>2015-11-02T10:27:29.93</dc:date>
    <meta:document-statistic meta:object-count="46"/>
  </office:meta>
</office:document-meta>
</file>